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708in" fo:margin-left="-0.075in" fo:margin-top="0in" fo:margin-bottom="0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2.6139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986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Standard">
      <style:paragraph-properties fo:margin-left="0.7874in" fo:margin-right="0.5in" fo:margin-top="0.0693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.0835in" loext:contextual-spacing="false" fo:line-height="120%"/>
    </style:style>
    <style:style style:name="P8" style:family="paragraph" style:parent-style-name="Standard">
      <style:paragraph-properties fo:margin-top="0in" fo:margin-bottom="0.0835in" loext:contextual-spacing="false" fo:line-height="120%" fo:text-align="justify" style:justify-single-word="false"/>
    </style:style>
    <style:style style:name="P9" style:family="paragraph" style:parent-style-name="Standard">
      <style:paragraph-properties fo:margin-top="0in" fo:margin-bottom="0.0835in" loext:contextual-spacing="false" fo:line-height="120%" fo:text-align="start" style:justify-single-word="false"/>
    </style:style>
    <style:style style:name="P10" style:family="paragraph" style:parent-style-name="Standard">
      <style:paragraph-properties fo:margin-left="0.75in" fo:margin-right="0in" fo:margin-top="0in" fo:margin-bottom="0.0835in" loext:contextual-spacing="false" fo:line-height="120%" fo:text-indent="-0.25in" style:auto-text-indent="false"/>
    </style:style>
    <style:style style:name="T1" style:family="text">
      <style:text-properties style:font-name="Courier New" fo:font-size="16pt" fo:font-weight="bold" style:font-name-asian="Courier New1" style:font-size-asian="16pt" style:font-weight-asian="bold" style:font-name-complex="Courier New1" style:font-size-complex="16pt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4" style:family="text">
      <style:text-properties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fo:font-size="14pt" fo:font-style="italic" fo:font-weight="bold" style:font-name-asian="Courier New1" style:font-size-asian="14pt" style:font-style-asian="italic" style:font-weight-asian="bold" style:font-name-complex="Courier New1" style:font-size-complex="14pt"/>
    </style:style>
    <style:style style:name="T7" style:family="text">
      <style:text-properties style:font-name="Courier New" fo:font-size="18pt" fo:font-style="italic" fo:font-weight="bold" style:font-name-asian="Courier New1" style:font-size-asian="18pt" style:font-style-asian="italic" style:font-weight-asian="bold" style:font-name-complex="Courier New1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6pt" fo:font-style="normal" style:text-underline-style="none" fo:font-weight="bold" style:font-name-asian="Courier New1" style:font-size-asian="16pt" style:font-style-asian="normal" style:font-weight-asian="bold" style:font-name-complex="Courier New1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12" style:family="text">
      <style:text-properties fo:color="#000000" style:text-position="0% 100%" style:font-name="Courier New" fo:font-size="10pt" style:text-underline-style="none" style:font-name-asian="Courier New1" style:font-size-asian="10pt" style:font-name-complex="Courier New1" style:font-size-complex="10pt"/>
    </style:style>
    <style:style style:name="T13" style:family="text">
      <style:text-properties style:text-position="0% 100%" style:font-name="Courier New" style:font-name-asian="Courier New1" style:font-name-complex="Courier New1"/>
    </style:style>
    <style:style style:name="T1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5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tallation/Art</text:span><text:span text:style-name="T8"> Template for ICLC 20</text:span><text:span text:style-name="T1">20</text:span><text:span text:style-name="T8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2">Artist 1</text:span></text:p>
          </table:table-cell>
          <table:table-cell table:style-name="Table1.A1" office:value-type="string">
            <text:p text:style-name="P1"><text:span text:style-name="T2">Artist 2</text:span></text:p>
          </table:table-cell>
          <table:table-cell table:style-name="Table1.A1" office:value-type="string">
            <text:p text:style-name="P1"><text:span text:style-name="T2">Artist 3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10">Affiliation1</text:span></text:p>
            <text:p text:style-name="P5"><text:span text:style-name="T11">one@livecode.mx</text:span></text:p>
          </table:table-cell>
          <table:table-cell table:style-name="Table1.A1" office:value-type="string">
            <text:p text:style-name="P5"><text:span text:style-name="T10">Affiliation2</text:span></text:p>
            <text:p text:style-name="P2"><text:span text:style-name="T12">two@onthefly.ca</text:span></text:p>
          </table:table-cell>
          <table:table-cell table:style-name="Table1.A1" office:value-type="string">
            <text:p text:style-name="P5"><text:span text:style-name="T10">Affiliation3</text:span></text:p>
            <text:p text:style-name="P5"><text:span text:style-name="T11">three@creative.uk</text:span></text:p>
          </table:table-cell>
        </table:table-row>
      </table:table>
      <text:p text:style-name="P8"><text:span text:style-name="T2">Description</text:span></text:p>
      <text:p text:style-name="P8"><text:span text:style-name="T3">To propose an installation for the conference, please submit a detailed description (no more than 2 pages) and a stable link to a video or photo examples of the piece. Please support your submission with a clear description of your piece and discussion of influences and prior art as appropriate. </text:span><text:span text:style-name="T5"><text:s/></text:span></text:p>
      <text:p text:style-name="P8"><text:span text:style-name="T2"><text:line-break/>Biography</text:span></text:p>
      <text:p text:style-name="P7"><text:span text:style-name="T3">Please provide a short biography (100-150 words for each contributor).</text:span></text:p>
      <text:p text:style-name="P7"><text:span text:style-name="T6"><text:line-break/></text:span><text:span text:style-name="T7">Technical Questionnaire</text:span></text:p>
      <text:p text:style-name="P9"><text:span text:style-name="T4">To be filled, saved and submitted with the Installation proposals. Please answer all the questions of the questionnaire.</text:span></text:p>
      <text:p text:style-name="P6"><text:span text:style-name="T4"><text:line-break/></text:span><text:span text:style-name="T5">1. Title of proposal:<text:line-break/><text:line-break/>2. Description of the setup for your installation:<text:line-break/><text:line-break/>3. Minimum environment conditions required for your installation (darkness, quietness, space, etc.) <text:line-break/><text:line-break/>4. Please specify what sound equipment are needed if required.<text:line-break/><text:line-break/>5. Please specify what projection/display equipment is needed if required.<text:line-break/><text:line-break/>6. Please specify what Internet requirements does the installation have:</text:span></text:p>
      <text:p text:style-name="P6"><text:span text:style-name="T5"><text:s/></text:span></text:p>
      <text:p text:style-name="P10"><text:span text:style-name="T5">·</text:span><text:span text:style-name="T14"> <text:s text:c="6"/></text:span><text:span text:style-name="T5">No Internet requirements at all</text:span></text:p>
      <text:p text:style-name="P10"><text:span text:style-name="T5">·</text:span><text:span text:style-name="T14"> <text:s text:c="6"/></text:span><text:span text:style-name="T5">Basic Internet access (i.e. no publicly reachable sockets, low bandwidth)</text:span></text:p>
      <text:p text:style-name="P10"><text:span text:style-name="T5">·</text:span><text:span text:style-name="T14"> <text:s text:c="6"/></text:span><text:span text:style-name="T5">Other Internet access (i.e. publicly reachable open sockets, particular bandwidth requirements, etc) – please specify:</text:span></text:p>
      <text:p text:style-name="P7"><text:span text:style-name="T2"><text:s/></text:span></text:p>
      <text:p text:style-name="P6"><text:span text:style-name="T5">7. If there are any other requirements the conference organizers should be aware of, please comment on them.</text:span></text:p>
      <text:p text:style-name="P6"><text:span text:style-name="T2"><text:s/></text:span></text:p>
      <text:p text:style-name="P3"><text:span text:style-name="T13">*If you have any questions, please contact the </text:span><text:span text:style-name="T5">Installations Chair </text:span><text:span text:style-name="T13">at </text:span><text:a xlink:type="simple" xlink:href="mailto:nora.omurchu@ul.ie" text:style-name="ListLabel_20_1" text:visited-style-name="ListLabel_20_1"><text:span text:style-name="T15">nora.omurchu@ul.ie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5" meta:word-count="215" meta:character-count="1516" meta:non-whitespace-character-count="1288"/>
    <meta:generator>LibreOfficeDev/6.0.5.2$Linux_X86_64 LibreOffice_project/</meta:generator>
  </office:meta>
</office:document-meta>
</file>